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sub 58%"/>
    </style:style>
    <style:style style:name="P2" style:family="paragraph" style:parent-style-name="Standard">
      <style:text-properties officeooo:paragraph-rsid="00162ac8"/>
    </style:style>
    <style:style style:name="P3" style:family="paragraph" style:parent-style-name="Standard">
      <style:text-properties officeooo:paragraph-rsid="0018ed5d"/>
    </style:style>
    <style:style style:name="P4" style:family="paragraph" style:parent-style-name="Standard">
      <style:text-properties officeooo:rsid="001f67ac" officeooo:paragraph-rsid="001f67ac"/>
    </style:style>
    <style:style style:name="P5" style:family="paragraph" style:parent-style-name="Standard">
      <style:text-properties officeooo:rsid="002157cd" officeooo:paragraph-rsid="002157cd"/>
    </style:style>
    <style:style style:name="P6" style:family="paragraph" style:parent-style-name="Standard">
      <style:text-properties officeooo:rsid="00236d7f" officeooo:paragraph-rsid="00236d7f"/>
    </style:style>
    <style:style style:name="P7" style:family="paragraph" style:parent-style-name="Standard">
      <style:text-properties officeooo:paragraph-rsid="002157cd"/>
    </style:style>
    <style:style style:name="T1" style:family="text">
      <style:text-properties officeooo:rsid="0010d228"/>
    </style:style>
    <style:style style:name="T2" style:family="text">
      <style:text-properties officeooo:rsid="0011918c"/>
    </style:style>
    <style:style style:name="T3" style:family="text">
      <style:text-properties officeooo:rsid="001347bd"/>
    </style:style>
    <style:style style:name="T4" style:family="text">
      <style:text-properties officeooo:rsid="00136f19"/>
    </style:style>
    <style:style style:name="T5" style:family="text">
      <style:text-properties officeooo:rsid="0014b641"/>
    </style:style>
    <style:style style:name="T6" style:family="text">
      <style:text-properties officeooo:rsid="00162ac8"/>
    </style:style>
    <style:style style:name="T7" style:family="text">
      <style:text-properties officeooo:rsid="00167f2f"/>
    </style:style>
    <style:style style:name="T8" style:family="text">
      <style:text-properties officeooo:rsid="0018215a"/>
    </style:style>
    <style:style style:name="T9" style:family="text">
      <style:text-properties officeooo:rsid="0018ed5d"/>
    </style:style>
    <style:style style:name="T10" style:family="text">
      <style:text-properties officeooo:rsid="002157cd"/>
    </style:style>
    <style:style style:name="T11" style:family="text">
      <style:text-properties officeooo:rsid="00236d7f"/>
    </style:style>
    <style:style style:name="T12" style:family="text">
      <style:text-properties officeooo:rsid="0023e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お湯　：<text:span text:style-name="T1">Eau chaude <text:s/>/ <text:s/>湯　：Onsen</text:span></text:p>
      <text:p text:style-name="Standard"/>
      <text:p text:style-name="Standard">げつ、か、すい、もく、きん、ど、にち<text:span text:style-name="T8">　(mnémotechnique pour les jours de la semaine)</text:span></text:p>
      <text:p text:style-name="Standard"/>
      <text:p text:style-name="Standard"/>
      <text:p text:style-name="Standard">Lecon 26：ごみは</text:p>
      <text:p text:style-name="P1">かんりにん</text:p>
      <text:p text:style-name="Standard">管理人<text:span text:style-name="T2">　：ミラー7さん、（</text:span><text:span text:style-name="T5">　</text:span><text:span text:style-name="T2">引っ越し</text:span><text:span text:style-name="T5">　</text:span><text:span text:style-name="T2">）の荷物は、片付きましたか?</text:span></text:p>
      <text:p text:style-name="Standard"/>
      <text:p text:style-name="P2">ミラー : はい、(<text:span text:style-name="T5">　</text:span>だいたい<text:span text:style-name="T5">　</text:span>)<text:span text:style-name="T3">　</text:span>片付きました。あのう、ごみを<text:span text:style-name="T3">　</text:span>(<text:span text:style-name="T5">　</text:span><text:span text:style-name="T3">捨て</text:span><text:span text:style-name="T5">　</text:span><text:span text:style-name="T3">）たいんですが、</text:span></text:p>
      <text:p text:style-name="P2"><text:span text:style-name="T6"><text:tab/></text:span><text:span text:style-name="T3">どこに　(</text:span><text:span text:style-name="T5">　</text:span><text:span text:style-name="T3">出し</text:span><text:span text:style-name="T5">　</text:span><text:span text:style-name="T3">)　たらいいですか?</text:span></text:p>
      <text:p text:style-name="Standard"/>
      <text:p text:style-name="P2">管理人 :燃えるごみは、（<text:span text:style-name="T4">　</text:span>月曜日と木曜日の朝<text:span text:style-name="T4">　</text:span>）<text:span text:style-name="T3">出してください。</text:span></text:p>
      <text:p text:style-name="P2"><text:span text:style-name="T6"><text:tab/></text:span><text:span text:style-name="T3">ごみ置き場は、(</text:span><text:span text:style-name="T6">　</text:span><text:span text:style-name="T3">駐車場の横</text:span><text:span text:style-name="T6">　</text:span><text:span text:style-name="T3">)です。</text:span></text:p>
      <text:p text:style-name="Standard"/>
      <text:p text:style-name="Standard">ミラー : 瓶や<text:span text:style-name="T7">　</text:span>(<text:span text:style-name="T4">　缶</text:span><text:span text:style-name="T7">　</text:span><text:span text:style-name="T4">)</text:span><text:span text:style-name="T7">　</text:span><text:span text:style-name="T4">は、いつですか?</text:span></text:p>
      <text:p text:style-name="Standard"/>
      <text:p text:style-name="Standard">管理人 : (<text:span text:style-name="T4">　土曜日</text:span><text:span text:style-name="T7">　</text:span><text:span text:style-name="T4">)</text:span><text:span text:style-name="T7">　</text:span><text:span text:style-name="T4">です。</text:span></text:p>
      <text:p text:style-name="Standard"/>
      <text:p text:style-name="P3">ミラー : わかりました。それから、(<text:span text:style-name="T9">　お湯が出ない</text:span><text:span text:style-name="T4">　)</text:span><text:span text:style-name="T7">　</text:span><text:span text:style-name="T4">んですが......。</text:span></text:p>
      <text:p text:style-name="Standard"/>
      <text:p text:style-name="Standard">管理人 : (<text:span text:style-name="T9">　ガス会社　)　に連絡したら、すぐ来てくれますよ。</text:span></text:p>
      <text:p text:style-name="Standard"/>
      <text:p text:style-name="Standard">ミラー : すみませんが、(<text:span text:style-name="T9">　電話番号　)を教えていただけませんか?</text:span></text:p>
      <text:p text:style-name="Standard"/>
      <text:p text:style-name="Standard">管理人 : ええ、いいですよ。</text:p>
      <text:p text:style-name="Standard"/>
      <text:p text:style-name="Standard"/>
      <text:p text:style-name="P4">a) <text:span text:style-name="T10"><text:tab/>A:</text:span></text:p>
      <text:p text:style-name="P5"><text:tab/>B:</text:p>
      <text:p text:style-name="P5"><text:tab/>A:</text:p>
      <text:p text:style-name="P5"/>
      <text:p text:style-name="P7"><text:span text:style-name="T10">b) <text:tab/>A:</text:span><text:span text:style-name="T12"> ara !</text:span><text:span text:style-name="T11"> suteki na </text:span><text:span text:style-name="T12">kutsu/konpuutaa</text:span><text:span text:style-name="T11"> desu ne, doko de kattandesuka ?</text:span></text:p>
      <text:p text:style-name="P5"><text:tab/>B:<text:span text:style-name="T11">kore desu ka ? </text:span><text:span text:style-name="T12">dekaturon/bouranjee</text:span><text:span text:style-name="T11"> de kaimashita</text:span></text:p>
      <text:p text:style-name="P7"><text:span text:style-name="T10"><text:tab/>A:</text:span><text:span text:style-name="T11">sumimasen ga, mise no basho o oshiete itadakimasen ka ? </text:span><text:span text:style-name="T12">watakushi/boku</text:span><text:span text:style-name="T11"> mo sonna </text:span><text:span text:style-name="T12"><text:tab/>kutsu/konpuutaa</text:span><text:span text:style-name="T11"> o sagashiteirundesu</text:span></text:p>
      <text:p text:style-name="P5"><text:tab/>B:<text:span text:style-name="T11">ee iidesuyo</text:span></text:p>
      <text:p text:style-name="P5"/>
      <text:p text:style-name="P5">c)<text:tab/>A:</text:p>
      <text:p text:style-name="P5"><text:tab/>B:</text:p>
      <text:p text:style-name="P5"><text:tab/>A:</text:p>
      <text:p text:style-name="P5"/>
      <text:p text:style-name="P6">.tottemo omoshirokatandesu. doushite, konakattandesuka ?</text:p>
      <text:p text:style-name="P6"/>
      <text:p text:style-name="P6"/>
      <text:p text:style-name="P6">.kurasu ha dou deshita ka ?</text:p>
      <text:p text:style-name="P6"/>
      <text:p text:style-name="P6">nemuricchattandesukara, hontou ni gomen.</text:p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09:34:06.006846915</meta:creation-date>
    <meta:generator>LibreOffice/6.4.7.2$Linux_X86_64 LibreOffice_project/40$Build-2</meta:generator>
    <dc:date>2021-09-29T10:55:15.859464348</dc:date>
    <meta:editing-duration>PT38M15S</meta:editing-duration>
    <meta:editing-cycles>14</meta:editing-cycles>
    <meta:document-statistic meta:table-count="0" meta:image-count="0" meta:object-count="0" meta:page-count="1" meta:paragraph-count="28" meta:word-count="365" meta:character-count="821" meta:non-whitespace-character-count="699"/>
  </office:meta>
</office:document-meta>
</file>